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666666" draw:marker-start-width="0.5cm" draw:marker-end-width="0.5cm" draw:fill-color="#ffffff" draw:textarea-horizontal-align="justify" draw:textarea-vertical-align="middle" draw:auto-grow-height="false" fo:padding-top="0.1cm" fo:padding-bottom="0.1cm" fo:padding-left="0.1cm" fo:padding-right="0.1cm"/>
    </style:style>
    <style:style style:name="gr2" style:family="graphic" style:parent-style-name="standard">
      <style:graphic-properties svg:stroke-width="0.18cm" svg:stroke-color="#ff0000" draw:marker-start-width="0.469cm" draw:marker-end-width="0.469cm" draw:fill-color="#ffffff" draw:textarea-horizontal-align="justify" draw:textarea-vertical-align="middle" draw:auto-grow-height="false" fo:padding-top="0.089cm" fo:padding-bottom="0.089cm" fo:padding-left="0.089cm" fo:padding-right="0.089cm"/>
    </style:style>
    <style:style style:name="gr3" style:family="graphic" style:parent-style-name="objectwithoutfill">
      <style:graphic-properties svg:stroke-width="0.2cm" svg:stroke-color="#ff0000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  <style:text-properties fo:color="#ff3333" fo:font-family="Calibri" style:font-family-generic="swiss" style:font-pitch="variabl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2.637cm" svg:height="2.637cm" svg:x="0.181cm" svg:y="0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455cm" svg:height="0.455cm" svg:x="0.554cm" svg:y="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455cm" svg:height="0.455cm" svg:x="1.272cm" svg:y="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455cm" svg:height="0.455cm" svg:x="1.999cm" svg:y="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draw:type="line" svg:x1="0.943cm" svg:y1="1.974cm" svg:x2="1.499cm" svg:y2="1.009cm" draw:start-shape="id1" draw:start-glue-point="11" draw:end-shape="id2" svg:d="m943 1974 556-965">
          <text:p/>
        </draw:connector>
        <draw:connector draw:style-name="gr3" draw:layer="layout" draw:type="line" svg:x1="1.5cm" svg:y1="1.009cm" svg:x2="2.065cm" svg:y2="1.965cm" draw:start-shape="id2" draw:start-glue-point="8" draw:end-shape="id3" draw:end-glue-point="5" svg:d="m1500 1009 565 956">
          <text:p/>
        </draw:connector>
        <draw:connector draw:style-name="gr3" draw:layer="layout" draw:type="line" svg:x1="1.009cm" svg:y1="2.136cm" svg:x2="1.999cm" svg:y2="2.126cm" draw:start-shape="id1" draw:start-glue-point="10" draw:end-shape="id3" svg:d="m1009 2136 990-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7</meta:editing-cycles>
    <meta:editing-duration>PT1H3M41S</meta:editing-duration>
    <dc:title>WEB-Draw-klein</dc:title>
    <meta:initial-creator>Martin Korneffel</meta:initial-creator>
    <dc:date>2013-11-18T22:40:45.87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